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language="is" fo:country="IS"/>
    </style:style>
    <style:style style:name="P2" style:parent-style-name="Normal" style:family="paragraph">
      <style:text-properties fo:font-weight="bold" style:font-weight-asian="bold" fo:language="is" fo:country="IS"/>
    </style:style>
    <style:style style:name="P3" style:parent-style-name="Normal" style:family="paragraph">
      <style:text-properties fo:language="is" fo:country="IS"/>
    </style:style>
    <style:style style:name="P4" style:parent-style-name="ListParagraph" style:list-style-name="LFO1" style:family="paragraph">
      <style:text-properties fo:language="is" fo:country="IS"/>
    </style:style>
    <style:style style:name="P5" style:parent-style-name="ListParagraph" style:list-style-name="LFO1" style:family="paragraph">
      <style:text-properties fo:language="is" fo:country="IS"/>
    </style:style>
    <style:style style:name="P6" style:parent-style-name="ListParagraph" style:list-style-name="LFO1" style:family="paragraph">
      <style:text-properties fo:language="is" fo:country="IS"/>
    </style:style>
    <style:style style:name="T7" style:parent-style-name="DefaultParagraphFont" style:family="text">
      <style:text-properties fo:language="is" fo:country="IS"/>
    </style:style>
    <style:style style:name="T8" style:parent-style-name="DefaultParagraphFont" style:family="text">
      <style:text-properties fo:language="is" fo:country="IS"/>
    </style:style>
    <style:style style:name="T9" style:parent-style-name="DefaultParagraphFont" style:family="text">
      <style:text-properties fo:language="is" fo:country="IS"/>
    </style:style>
    <style:style style:name="T10" style:parent-style-name="DefaultParagraphFont" style:family="text">
      <style:text-properties fo:language="is" fo:country="IS"/>
    </style:style>
    <style:style style:name="T11" style:parent-style-name="DefaultParagraphFont" style:family="text">
      <style:text-properties fo:font-weight="bold" style:font-weight-asian="bold" fo:language="is" fo:country="IS"/>
    </style:style>
    <style:style style:name="T12" style:parent-style-name="DefaultParagraphFont" style:family="text">
      <style:text-properties fo:language="is" fo:country="IS"/>
    </style:style>
    <style:style style:name="T13" style:parent-style-name="DefaultParagraphFont" style:family="text">
      <style:text-properties fo:language="is" fo:country="IS"/>
    </style:style>
    <style:style style:name="T14" style:parent-style-name="DefaultParagraphFont" style:family="text">
      <style:text-properties fo:language="is" fo:country="IS"/>
    </style:style>
    <style:style style:name="T15" style:parent-style-name="DefaultParagraphFont" style:family="text">
      <style:text-properties style:text-underline-type="single" style:text-underline-style="solid" style:text-underline-width="auto" style:text-underline-mode="continuous" fo:language="is" fo:country="IS"/>
    </style:style>
    <style:style style:name="T16" style:parent-style-name="DefaultParagraphFont" style:family="text">
      <style:text-properties style:text-underline-type="single" style:text-underline-style="solid" style:text-underline-width="auto" style:text-underline-mode="continuous" fo:language="is" fo:country="IS"/>
    </style:style>
    <style:style style:name="T17" style:parent-style-name="DefaultParagraphFont" style:family="text">
      <style:text-properties fo:font-weight="bold" style:font-weight-asian="bold" fo:language="is" fo:country="IS"/>
    </style:style>
    <style:style style:name="T18" style:parent-style-name="DefaultParagraphFont" style:family="text">
      <style:text-properties fo:font-weight="bold" style:font-weight-asian="bold" fo:language="is" fo:country="IS"/>
    </style:style>
    <style:style style:name="T19" style:parent-style-name="DefaultParagraphFont" style:family="text">
      <style:text-properties fo:language="is" fo:country="IS"/>
    </style:style>
    <style:style style:name="T20" style:parent-style-name="DefaultParagraphFont" style:family="text">
      <style:text-properties fo:language="is" fo:country="IS"/>
    </style:style>
    <style:style style:name="T21" style:parent-style-name="DefaultParagraphFont" style:family="text">
      <style:text-properties fo:language="is" fo:country="IS"/>
    </style:style>
    <style:style style:name="T22" style:parent-style-name="DefaultParagraphFont" style:family="text">
      <style:text-properties fo:language="is" fo:country="IS"/>
    </style:style>
    <style:style style:name="T23" style:parent-style-name="DefaultParagraphFont" style:family="text">
      <style:text-properties style:text-underline-type="single" style:text-underline-style="solid" style:text-underline-width="auto" style:text-underline-mode="continuous" fo:language="is" fo:country="IS"/>
    </style:style>
    <style:style style:name="T24" style:parent-style-name="DefaultParagraphFont" style:family="text">
      <style:text-properties style:text-underline-type="single" style:text-underline-style="solid" style:text-underline-width="auto" style:text-underline-mode="continuous" fo:language="is" fo:country="IS"/>
    </style:style>
    <style:style style:name="T25" style:parent-style-name="DefaultParagraphFont" style:family="text">
      <style:text-properties style:text-underline-type="single" style:text-underline-style="solid" style:text-underline-width="auto" style:text-underline-mode="continuous" fo:language="is" fo:country="IS"/>
    </style:style>
    <style:style style:name="T26" style:parent-style-name="DefaultParagraphFont" style:family="text">
      <style:text-properties fo:font-weight="bold" style:font-weight-asian="bold" fo:language="is" fo:country="IS"/>
    </style:style>
    <style:style style:name="T27" style:parent-style-name="DefaultParagraphFont" style:family="text">
      <style:text-properties fo:language="is" fo:country="IS"/>
    </style:style>
    <style:style style:name="T28" style:parent-style-name="DefaultParagraphFont" style:family="text">
      <style:text-properties fo:language="is" fo:country="IS"/>
    </style:style>
    <style:style style:name="T29" style:parent-style-name="DefaultParagraphFont" style:family="text">
      <style:text-properties fo:language="is" fo:country="IS"/>
    </style:style>
    <style:style style:name="T30" style:parent-style-name="DefaultParagraphFont" style:family="text">
      <style:text-properties fo:language="is" fo:country="IS"/>
    </style:style>
    <style:style style:name="T31" style:parent-style-name="DefaultParagraphFont" style:family="text">
      <style:text-properties fo:language="is" fo:country="IS"/>
    </style:style>
    <style:style style:name="T32" style:parent-style-name="DefaultParagraphFont" style:family="text">
      <style:text-properties fo:language="is" fo:country="IS"/>
    </style:style>
    <style:style style:name="T33" style:parent-style-name="DefaultParagraphFont" style:family="text">
      <style:text-properties fo:font-weight="bold" style:font-weight-asian="bold" fo:language="is" fo:country="IS"/>
    </style:style>
    <style:style style:name="T34" style:parent-style-name="DefaultParagraphFont" style:family="text">
      <style:text-properties fo:font-weight="bold" style:font-weight-asian="bold" fo:language="is" fo:country="IS"/>
    </style:style>
    <style:style style:name="T35" style:parent-style-name="DefaultParagraphFont" style:family="text">
      <style:text-properties fo:language="is" fo:country="IS"/>
    </style:style>
    <style:style style:name="T36" style:parent-style-name="DefaultParagraphFont" style:family="text">
      <style:text-properties fo:language="is" fo:country="IS"/>
    </style:style>
    <style:style style:name="T37" style:parent-style-name="DefaultParagraphFont" style:family="text">
      <style:text-properties fo:font-weight="bold" style:font-weight-asian="bold" fo:language="is" fo:country="IS"/>
    </style:style>
    <style:style style:name="T38" style:parent-style-name="DefaultParagraphFont" style:family="text">
      <style:text-properties fo:font-weight="bold" style:font-weight-asian="bold" fo:language="is" fo:country="IS"/>
    </style:style>
    <style:style style:name="T39" style:parent-style-name="DefaultParagraphFont" style:family="text">
      <style:text-properties fo:font-weight="bold" style:font-weight-asian="bold" fo:language="is" fo:country="IS"/>
    </style:style>
    <style:style style:name="T40" style:parent-style-name="DefaultParagraphFont" style:family="text">
      <style:text-properties fo:font-weight="bold" style:font-weight-asian="bold" fo:language="is" fo:country="IS"/>
    </style:style>
    <style:style style:name="T41" style:parent-style-name="DefaultParagraphFont" style:family="text">
      <style:text-properties fo:font-weight="bold" style:font-weight-asian="bold" fo:language="is" fo:country="IS"/>
    </style:style>
    <style:style style:name="T42" style:parent-style-name="DefaultParagraphFont" style:family="text">
      <style:text-properties fo:font-weight="bold" style:font-weight-asian="bold" fo:language="is" fo:country="IS"/>
    </style:style>
    <style:style style:name="T43" style:parent-style-name="DefaultParagraphFont" style:family="text">
      <style:text-properties fo:font-weight="bold" style:font-weight-asian="bold" fo:language="is" fo:country="IS"/>
    </style:style>
    <style:style style:name="T44" style:parent-style-name="DefaultParagraphFont" style:family="text">
      <style:text-properties fo:font-weight="bold" style:font-weight-asian="bold" fo:language="is" fo:country="IS"/>
    </style:style>
    <style:style style:name="T45" style:parent-style-name="DefaultParagraphFont" style:family="text">
      <style:text-properties fo:language="is" fo:country="IS"/>
    </style:style>
    <style:style style:name="T46" style:parent-style-name="DefaultParagraphFont" style:family="text">
      <style:text-properties fo:font-weight="bold" style:font-weight-asian="bold" fo:language="is" fo:country="IS"/>
    </style:style>
    <style:style style:name="T47" style:parent-style-name="DefaultParagraphFont" style:family="text">
      <style:text-properties fo:font-weight="bold" style:font-weight-asian="bold" fo:language="is" fo:country="IS"/>
    </style:style>
    <style:style style:name="T48" style:parent-style-name="DefaultParagraphFont" style:family="text">
      <style:text-properties fo:language="is" fo:country="IS"/>
    </style:style>
    <style:style style:name="T49" style:parent-style-name="DefaultParagraphFont" style:family="text">
      <style:text-properties fo:language="is" fo:country="IS"/>
    </style:style>
    <style:style style:name="T50" style:parent-style-name="DefaultParagraphFont" style:family="text">
      <style:text-properties fo:language="is" fo:country="IS"/>
    </style:style>
    <style:style style:name="T51" style:parent-style-name="DefaultParagraphFont" style:family="text">
      <style:text-properties fo:language="is" fo:country="IS"/>
    </style:style>
    <style:style style:name="T52" style:parent-style-name="DefaultParagraphFont" style:family="text">
      <style:text-properties fo:language="is" fo:country="IS"/>
    </style:style>
    <style:style style:name="T53" style:parent-style-name="DefaultParagraphFont" style:family="text">
      <style:text-properties fo:language="is" fo:country="IS"/>
    </style:style>
    <style:style style:name="P54" style:parent-style-name="Normal" style:family="paragraph">
      <style:text-properties fo:language="is" fo:country="IS"/>
    </style:style>
    <style:style style:name="P55" style:parent-style-name="Normal" style:family="paragraph">
      <style:text-properties style:text-underline-type="single" style:text-underline-style="solid" style:text-underline-width="auto" style:text-underline-mode="continuous" fo:language="is" fo:country="IS"/>
    </style:style>
    <style:style style:name="P56" style:parent-style-name="Normal" style:family="paragraph">
      <style:text-properties style:text-underline-type="single" style:text-underline-style="solid" style:text-underline-width="auto" style:text-underline-mode="continuous" fo:language="is" fo:country="IS"/>
    </style:style>
    <style:style style:name="P57" style:parent-style-name="Normal" style:family="paragraph">
      <style:text-properties style:text-underline-type="single" style:text-underline-style="solid" style:text-underline-width="auto" style:text-underline-mode="continuous" fo:language="is" fo:country="IS"/>
    </style:style>
    <style:style style:name="P58" style:parent-style-name="Normal" style:family="paragraph">
      <style:text-properties style:text-underline-type="single" style:text-underline-style="solid" style:text-underline-width="auto" style:text-underline-mode="continuous" fo:language="is" fo:country="IS"/>
    </style:style>
    <style:style style:name="P59" style:parent-style-name="Normal" style:family="paragraph">
      <style:text-properties style:text-underline-type="single" style:text-underline-style="solid" style:text-underline-width="auto" style:text-underline-mode="continuous" fo:language="is" fo:country="IS"/>
    </style:style>
    <style:style style:name="P60" style:parent-style-name="Normal" style:family="paragraph">
      <style:text-properties style:text-underline-type="single" style:text-underline-style="solid" style:text-underline-width="auto" style:text-underline-mode="continuous" fo:language="is" fo:country="IS"/>
    </style:style>
    <style:style style:name="P61" style:parent-style-name="Normal" style:family="paragraph">
      <style:text-properties style:text-underline-type="single" style:text-underline-style="solid" style:text-underline-width="auto" style:text-underline-mode="continuous" fo:language="is" fo:country="IS"/>
    </style:style>
    <style:style style:name="P62" style:parent-style-name="Normal" style:family="paragraph">
      <style:text-properties style:text-underline-type="single" style:text-underline-style="solid" style:text-underline-width="auto" style:text-underline-mode="continuous" fo:language="is" fo:country="IS"/>
    </style:style>
    <style:style style:name="P63" style:parent-style-name="Normal" style:family="paragraph">
      <style:text-properties style:text-underline-type="single" style:text-underline-style="solid" style:text-underline-width="auto" style:text-underline-mode="continuous" fo:language="is" fo:country="IS"/>
    </style:style>
    <style:style style:name="P64" style:parent-style-name="Normal" style:family="paragraph">
      <style:text-properties style:text-underline-type="single" style:text-underline-style="solid" style:text-underline-width="auto" style:text-underline-mode="continuous" fo:language="is" fo:country="IS"/>
    </style:style>
    <style:style style:name="P65" style:parent-style-name="Normal" style:family="paragraph">
      <style:text-properties style:text-underline-type="single" style:text-underline-style="solid" style:text-underline-width="auto" style:text-underline-mode="continuous" fo:language="is" fo:country="IS"/>
    </style:style>
    <style:style style:name="P66" style:parent-style-name="Normal" style:family="paragraph">
      <style:text-properties style:text-underline-type="single" style:text-underline-style="solid" style:text-underline-width="auto" style:text-underline-mode="continuous" fo:language="is" fo:country="IS"/>
    </style:style>
    <style:style style:name="P67" style:parent-style-name="Normal" style:family="paragraph">
      <style:text-properties style:text-underline-type="single" style:text-underline-style="solid" style:text-underline-width="auto" style:text-underline-mode="continuous" fo:language="is" fo:country="IS"/>
    </style:style>
    <style:style style:name="T68" style:parent-style-name="DefaultParagraphFont" style:family="text">
      <style:text-properties fo:language="is" fo:country="IS"/>
    </style:style>
    <style:style style:name="T69" style:parent-style-name="DefaultParagraphFont" style:family="text">
      <style:text-properties fo:language="is" fo:country="IS"/>
    </style:style>
    <style:style style:name="T70" style:parent-style-name="DefaultParagraphFont" style:family="text">
      <style:text-properties fo:language="is" fo:country="IS"/>
    </style:style>
    <style:style style:name="T71" style:parent-style-name="Hyperlink" style:family="text">
      <style:text-properties fo:language="is" fo:country="IS"/>
    </style:style>
    <style:style style:name="P72" style:parent-style-name="Normal" style:family="paragraph">
      <style:text-properties fo:language="is" fo:country="IS"/>
    </style:style>
    <style:style style:name="T73" style:parent-style-name="DefaultParagraphFont" style:family="text">
      <style:text-properties fo:font-weight="bold" style:font-weight-asian="bold" fo:language="is" fo:country="IS"/>
    </style:style>
    <style:style style:name="T74" style:parent-style-name="DefaultParagraphFont" style:family="text">
      <style:text-properties fo:font-weight="bold" style:font-weight-asian="bold" fo:language="is" fo:country="IS"/>
    </style:style>
    <style:style style:name="T75" style:parent-style-name="DefaultParagraphFont" style:family="text">
      <style:text-properties fo:font-weight="bold" style:font-weight-asian="bold" fo:language="is" fo:country="IS"/>
    </style:style>
    <style:style style:name="T76" style:parent-style-name="DefaultParagraphFont" style:family="text">
      <style:text-properties fo:language="is" fo:country="IS"/>
    </style:style>
    <style:style style:name="T77" style:parent-style-name="DefaultParagraphFont" style:family="text">
      <style:text-properties fo:language="is" fo:country="IS"/>
    </style:style>
    <style:style style:name="T78" style:parent-style-name="DefaultParagraphFont" style:family="text">
      <style:text-properties fo:language="is" fo:country="IS"/>
    </style:style>
    <style:style style:name="P79" style:parent-style-name="Normal" style:family="paragraph">
      <style:text-properties fo:font-weight="bold" style:font-weight-asian="bold" fo:language="is" fo:country="IS"/>
    </style:style>
    <style:style style:name="P80" style:parent-style-name="Normal" style:family="paragraph">
      <style:text-properties fo:font-weight="bold" style:font-weight-asian="bold" fo:language="is" fo:country="IS"/>
    </style:style>
    <style:style style:name="P81" style:parent-style-name="Normal" style:family="paragraph">
      <style:text-properties fo:language="is" fo:country="IS"/>
    </style:style>
    <style:style style:name="P82" style:parent-style-name="Normal" style:family="paragraph">
      <style:text-properties fo:language="is" fo:country="IS"/>
    </style:style>
    <style:style style:name="P83" style:parent-style-name="Normal" style:family="paragraph">
      <style:text-properties fo:language="is" fo:country="IS"/>
    </style:style>
    <style:style style:name="P84" style:parent-style-name="Normal" style:family="paragraph">
      <style:text-properties fo:language="is" fo:country="IS"/>
    </style:style>
    <style:style style:name="P85" style:parent-style-name="Normal" style:family="paragraph">
      <style:text-properties fo:language="is" fo:country="IS"/>
    </style:style>
    <style:style style:name="T86" style:parent-style-name="DefaultParagraphFont" style:family="text">
      <style:text-properties fo:font-weight="bold" style:font-weight-asian="bold" fo:language="is" fo:country="IS"/>
    </style:style>
    <style:style style:name="T87" style:parent-style-name="DefaultParagraphFont" style:family="text">
      <style:text-properties fo:font-weight="bold" style:font-weight-asian="bold" fo:language="is" fo:country="IS"/>
    </style:style>
    <style:style style:name="T88" style:parent-style-name="DefaultParagraphFont" style:family="text">
      <style:text-properties fo:language="is" fo:country="IS"/>
    </style:style>
    <style:style style:name="T89" style:parent-style-name="DefaultParagraphFont" style:family="text">
      <style:text-properties fo:language="is" fo:country="IS"/>
    </style:style>
    <style:style style:name="T90" style:parent-style-name="DefaultParagraphFont" style:family="text">
      <style:text-properties fo:language="is" fo:country="IS"/>
    </style:style>
    <style:style style:name="T91" style:parent-style-name="DefaultParagraphFont" style:family="text">
      <style:text-properties fo:language="is" fo:country="IS"/>
    </style:style>
    <style:style style:name="T92" style:parent-style-name="DefaultParagraphFont" style:family="text">
      <style:text-properties fo:language="is" fo:country="IS"/>
    </style:style>
    <style:style style:name="P93" style:parent-style-name="Normal" style:family="paragraph">
      <style:text-properties fo:language="is" fo:country="IS"/>
    </style:style>
    <style:style style:name="P94" style:parent-style-name="Normal" style:family="paragraph">
      <style:text-properties fo:language="is" fo:country="IS"/>
    </style:style>
    <style:style style:name="P95" style:parent-style-name="Normal" style:family="paragraph">
      <style:text-properties fo:language="is" fo:country="IS"/>
    </style:style>
    <style:style style:name="T96" style:parent-style-name="DefaultParagraphFont" style:family="text">
      <style:text-properties fo:language="is" fo:country="IS"/>
    </style:style>
    <style:style style:name="T97" style:parent-style-name="DefaultParagraphFont" style:family="text">
      <style:text-properties fo:font-weight="bold" style:font-weight-asian="bold" fo:language="is" fo:country="IS"/>
    </style:style>
    <style:style style:name="T98" style:parent-style-name="DefaultParagraphFont" style:family="text">
      <style:text-properties fo:language="is" fo:country="IS"/>
    </style:style>
    <style:style style:name="T99" style:parent-style-name="DefaultParagraphFont" style:family="text">
      <style:text-properties fo:language="is" fo:country="IS"/>
    </style:style>
    <style:style style:name="T100" style:parent-style-name="DefaultParagraphFont" style:family="text">
      <style:text-properties fo:language="is" fo:country="IS"/>
    </style:style>
    <style:style style:name="T101" style:parent-style-name="DefaultParagraphFont" style:family="text">
      <style:text-properties fo:language="is" fo:country="IS"/>
    </style:style>
    <style:style style:name="T102" style:parent-style-name="DefaultParagraphFont" style:family="text">
      <style:text-properties fo:language="is" fo:country="IS"/>
    </style:style>
    <style:style style:name="P103" style:parent-style-name="Normal" style:family="paragraph">
      <style:text-properties fo:font-weight="bold" style:font-weight-asian="bold" fo:language="is" fo:country="IS"/>
    </style:style>
    <style:style style:name="P104" style:parent-style-name="Normal" style:family="paragraph">
      <style:text-properties fo:language="is" fo:country="IS"/>
    </style:style>
    <style:style style:name="P105" style:parent-style-name="Normal" style:family="paragraph">
      <style:text-properties fo:language="is" fo:country="IS"/>
    </style:style>
    <style:style style:name="T106" style:parent-style-name="DefaultParagraphFont" style:family="text">
      <style:text-properties fo:language="is" fo:country="IS"/>
    </style:style>
    <style:style style:name="T107" style:parent-style-name="DefaultParagraphFont" style:family="text">
      <style:text-properties fo:language="is" fo:country="IS"/>
    </style:style>
    <style:style style:name="T108" style:parent-style-name="DefaultParagraphFont" style:family="text">
      <style:text-properties fo:language="is" fo:country="IS"/>
    </style:style>
    <style:style style:name="T109" style:parent-style-name="DefaultParagraphFont" style:family="text">
      <style:text-properties style:text-underline-type="single" style:text-underline-style="solid" style:text-underline-width="auto" style:text-underline-mode="continuous" fo:language="is" fo:country="IS"/>
    </style:style>
    <style:style style:name="T110" style:parent-style-name="DefaultParagraphFont" style:family="text">
      <style:text-properties style:text-underline-type="single" style:text-underline-style="solid" style:text-underline-width="auto" style:text-underline-mode="continuous" fo:language="is" fo:country="IS"/>
    </style:style>
    <style:style style:name="P111" style:parent-style-name="Normal" style:family="paragraph">
      <style:text-properties fo:language="is" fo:country="IS"/>
    </style:style>
    <style:style style:name="P112" style:parent-style-name="Normal" style:family="paragraph">
      <style:text-properties fo:font-weight="bold" style:font-weight-asian="bold" fo:language="is" fo:country="IS"/>
    </style:style>
    <style:style style:name="P113" style:parent-style-name="Normal" style:family="paragraph">
      <style:text-properties fo:font-weight="bold" style:font-weight-asian="bold" fo:language="is" fo:country="IS"/>
    </style:style>
    <style:style style:name="T114" style:parent-style-name="DefaultParagraphFont" style:family="text">
      <style:text-properties fo:font-weight="bold" style:font-weight-asian="bold" fo:language="is" fo:country="IS"/>
    </style:style>
    <style:style style:name="T115" style:parent-style-name="DefaultParagraphFont" style:family="text">
      <style:text-properties fo:font-weight="bold" style:font-weight-asian="bold" fo:language="is" fo:country="IS"/>
    </style:style>
    <style:style style:name="T116" style:parent-style-name="DefaultParagraphFont" style:family="text">
      <style:text-properties fo:font-weight="bold" style:font-weight-asian="bold" fo:language="is" fo:country="IS"/>
    </style:style>
    <style:style style:name="T117" style:parent-style-name="DefaultParagraphFont" style:family="text">
      <style:text-properties fo:language="is" fo:country="IS"/>
    </style:style>
  </office:automatic-styles>
  <office:body>
    <office:text text:use-soft-page-breaks="true">
      <text:p text:style-name="P1">1. Það eru til þrjár leiðir að binda event við element, hver þeirra leiða er best og af hverju?</text:p>
      <text:p text:style-name="P2">Komdu með kóðasýnidæmi. (0.5%)</text:p>
      <text:p text:style-name="P3">Þessar þrjár leiðir eru:</text:p>
      <text:list text:style-name="LFO1" text:continue-numbering="true">
        <text:list-item>
          <text:p text:style-name="P4">HTML EVENT HANDLERS</text:p>
        </text:list-item>
        <text:list-item>
          <text:p text:style-name="P5">TRADITIONAL<text:s/>DOM EVENT HANDLERS</text:p>
        </text:list-item>
        <text:list-item>
          <text:p text:style-name="P6">DOM LEVEL 2 EVENT LISTENERS</text:p>
        </text:list-item>
      </text:list>
      <text:p text:style-name="Normal"><text:span text:style-name="T7">Og er sú síðast talda eða þá DOM LEVEL 2 EVENT LISTENER talin vera best, og ég kem að því á eftir fyrsta leiðin eða:</text:span><text:span text:style-name="T8"><text:line-break/></text:span><text:span text:style-name="T9"><text:line-break/></text:span><text:span text:style-name="T10"><text:s/></text:span><text:span text:style-name="T11">HTML EVENT HANDLERS<text:s/></text:span><text:span text:style-name="T12">er talið vera slæmt form að nota, þú vilt reyna aðskilja javascriptið<text:s/></text:span><text:span text:style-name="T13">frá HTMLinu en þá var eventið sett inn í HTML elementið eins og svona<text:s/></text:span><text:span text:style-name="T14"><text:line-break/></text:span><text:span text:style-name="T15">&lt;a onclick="hide()"&gt;</text:span><text:span text:style-name="T16"><text:line-break/></text:span><text:span text:style-name="T17"><text:line-break/></text:span><text:span text:style-name="T18">DOM EVENT HANDLERS</text:span><text:span text:style-name="T19"><text:s/>er það sem kom á eftir HTML event handlerum en þarna var búið að aðskilja þetta frá HTMLinu <text:s/>og allir helstu vafrarnir styðja þetta án vandræða<text:s/></text:span><text:span text:style-name="T20">svo hví er þetta ekki bara notað? Helsti ókosturinn við þetta er að þú getur bara notað eitt function við hvern viðburð, eða þá t.d. þú gast ekki látið þetta t.d. fara yfir validation form og senda gögnin ef að formið væri í lagi og að sökum þessara takmar</text:span><text:span text:style-name="T21">kana ef að meira en ein skripta er notuð á sömu síðu og sömu skripturnar svara sama viðburði getur það endað í því að aðeins ein eða hvorug þeirra virki eins og skyldi.<text:s/></text:span><text:span text:style-name="T22"><text:line-break/></text:span><text:span text:style-name="T23">document.onclick = function;</text:span><text:span text:style-name="T24"><text:line-break/></text:span><text:span text:style-name="T25"><text:line-break/></text:span><text:span text:style-name="T26">EVENT LISTENERS</text:span><text:span text:style-name="T27"><text:s/>voru kynntir til leiks árið 2000 og er þ</text:span><text:span text:style-name="T28">etta núna svona vinsælasta leiðin til að meðhöndla eventa, er töluvert ólíkara en hvernig fyrri en skrifaður en þetta leyfir einum event að triggera nokkra functiona í einu þannig að það eru töluvert minni líkur að þeir fari að conflicta hvern við annan, þ</text:span><text:span text:style-name="T29">að getur verið vesen að nota þetta í eldri vöfrum en það er til lausn við því.</text:span><text:span text:style-name="T30"><text:line-break/></text:span><text:span text:style-name="T31">nokkur dæmi dæmi:</text:span><text:span text:style-name="T32"><text:line-break/></text:span><text:span text:style-name="T33">document.addEventListener( "click", function, true );</text:span><text:span text:style-name="T34"><text:line-break/></text:span><text:span text:style-name="T35">window.addEventListener( "load", function, false )</text:span><text:span text:style-name="T36"><text:line-break/></text:span><text:span text:style-name="T37">div.addEventListener("click",function(e) {</text:span><text:span text:style-name="T38"><text:line-break/></text:span><text:span text:style-name="T39">if(e.target</text:span><text:span text:style-name="T40"><text:s/>&amp;&amp; e.target.matches("li.ABCD")) {</text:span><text:span text:style-name="T41"><text:line-break/></text:span><text:span text:style-name="T42">e.target.className += " active";</text:span><text:span text:style-name="T43"><text:line-break/></text:span><text:span text:style-name="T44">} });</text:span><text:span text:style-name="T45"><text:line-break/></text:span></text:p>
      <text:p text:style-name="Normal"><text:span text:style-name="T46">2. Hvað er callback? Útskýrðu með eigin orðum, komdu með kóðadæmi. (0.5%)</text:span><text:span text:style-name="T47"><text:line-break/></text:span><text:span text:style-name="T48">Callback er þegar þú ert að kalla í function sem parameter <text:s/>og það gerir eitthvað meira eða gerir eitthvað<text:s/></text:span><text:span text:style-name="T49">við upplýsingar eða bara whatever, t.d. er typeof(addEventListener) "function" þannig allt sem við setjum í það er callback, því það keyrir addEventListener og keyrir functionið í þessu, en síðan er líka til eitthvað sem er kallað asynchronous callback, he</text:span><text:span text:style-name="T50">lsti munurinn er að í synhcronous callback þá er kallað í functionið meðan sami stackur er enn virkur en í asynchronous er það queueað og skilast þegar stackurinn er tómur. einnig er algengt að notað sé callback til að vinna með upplýsingar sem eru fegnar<text:s/></text:span><text:span text:style-name="T51">og síðan gera eitthvað við þær, annað er síðan t.d er það notað með samvinnu við CSS animation að vera meðð callback sem remove-ar en hér er t.d. sýnidæmi af callback:</text:span><text:span text:style-name="T52"><text:line-break/></text:span><text:span text:style-name="T53"><text:line-break/></text:span></text:p>
      <text:p text:style-name="P54"/>
      <text:p text:style-name="P55">function genericPoemMaker(name, gender) {</text:p>
      <text:p text:style-name="P56"><text:s text:c="4"/>console.log(name + " is finer than fine<text:s/>wine.");</text:p>
      <text:p text:style-name="P57"><text:s text:c="4"/>console.log("Altruistic and noble for the modern time.");</text:p>
      <text:p text:style-name="P58"><text:s text:c="4"/>console.log("Always admirably adorned with the latest style.");</text:p>
      <text:p text:style-name="P59"><text:s text:c="4"/>console.log("A " + gender + " of unfortunate tragedies who still manages a perpetual smile");</text:p>
      <text:p text:style-name="P60">}</text:p>
      <text:p text:style-name="P61">function getUserInput(firstName, lastName, gender, callback) {</text:p>
      <text:p text:style-name="P62"><text:s text:c="4"/>var fullName = firstName + " " + lastName;</text:p>
      <text:p text:style-name="P63"><text:s text:c="4"/>if (typeof callback === "function") {</text:p>
      <text:p text:style-name="P64"><text:s text:c="4"/>callback(fullName, gender);</text:p>
      <text:p text:style-name="P65"><text:s text:c="4"/>}</text:p>
      <text:p text:style-name="P66">}</text:p>
      <text:p text:style-name="P67">getUserInput("Michael", "Fassbender", "Man", genericPoemMaker);</text:p>
      <text:p text:style-name="Normal"><text:span text:style-name="T68">Dæmi fengið að<text:s/></text:span><text:span text:style-name="T69">láni frá<text:s/></text:span><text:span text:style-name="T70"><text:line-break/></text:span><text:a xlink:href="http://javascriptissexy.com/understand-javascript-callback-functions-and-use-them/" office:target-frame-name="_top" xlink:show="replace"><text:span text:style-name="T71">http://javascriptissexy.com/understand-javascript-callback-functions-and-use-them/</text:span></text:a></text:p>
      <text:p text:style-name="P72">Fleira þar um callbacks<text:line-break/></text:p>
      <text:p text:style-name="Normal"><text:span text:style-name="T73">3. Hvað er EventLoop? Úrskýrðu með eig</text:span><text:span text:style-name="T74">in orðum. (0.5%)</text:span><text:span text:style-name="T75"><text:line-break/></text:span><text:span text:style-name="T76">Event loopið er það sem fylgist með hvað er í gangi milli stacksins, og webapi eða þar sem að asynchronous callbacks og svona requests eru send til að vinna úr, og task queueið eða þegar búið er að vinna úr WEBapinu, þegar þú kallar í asyn</text:span><text:span text:style-name="T77">chronous callback þá meðan það er verið að vinna úr því fer það til hliðar úr stacknum og stackurinn heldur áfram að vinna og þegar búið er að vinna í callbackinu fer það í task queueið og þegar stackurinn er laus þá skilast það, þetta getur orsakað vesen<text:s/></text:span><text:span text:style-name="T78">ef svona er ekki meðhöndlað rétt</text:span></text:p>
      <text:p text:style-name="P79"/>
      <text:p text:style-name="P80">4. Leiðréttu eftirfarandi kóða þannig að hann virki (ekki syntax villa). (1%)</text:p>
      <text:p text:style-name="P81">function checkUsername() {</text:p>
      <text:p text:style-name="P82">var target = e.target;</text:p>
      <text:p text:style-name="P83">}</text:p>
      <text:p text:style-name="P84">var el = document.getElementById('username');</text:p>
      <text:p text:style-name="P85">el.addEventlistener('blur', checkUsername,<text:s/>false);<text:line-break/><text:line-break/></text:p>
      <text:soft-page-break/>
      <text:p text:style-name="Normal"><text:span text:style-name="T86">5. Event flow, Hvað þýðir false í Event Listener? (0.5%)</text:span><text:span text:style-name="T87"><text:line-break/></text:span><text:span text:style-name="T88">Svar:<text:s/></text:span><text:span text:style-name="T89">Verkefni 8\Spurningar</text:span><text:span text:style-name="T90">\lausn_lidur4.js</text:span><text:span text:style-name="T91"><text:line-break/>eða i comment í main.js</text:span><text:span text:style-name="T92"><text:line-break/></text:span></text:p>
      <text:p text:style-name="P93">elUsername.addEventListener('blur' , function() {</text:p>
      <text:p text:style-name="P94">checkUsername(5);</text:p>
      <text:p text:style-name="P95">}, false)<text:line-break/></text:p>
      <text:p text:style-name="Normal"><text:span text:style-name="T96">true er capturing phase,<text:s/></text:span><text:span text:style-name="T97">false</text:span><text:span text:style-name="T98"><text:s/>er blubbling phase sem þýðir að þetta byrji á því sem var klikkað og <text:s/>vinnur sig<text:s/></text:span><text:span text:style-name="T99">upp síðan upp um parenting, semsagt ef þú ert með 3 div og það byrjar á div 1 og í div1 er div2 og í div2 er div3 og þú ert með onclick handler á þessu öllu saman þá með að gera false ertu að segja að þú viljir bubbla þig síðan upp, eða þá að ef þú ýtir á<text:s/></text:span><text:span text:style-name="T100">div 3 þá keyrist það click event síðan div 2 og síðan eitt, með true væri það hinsvegar öfugt, en til að stoppa svona lagað er hægt að nota event.stopPropagation()</text:span><text:span text:style-name="T101"><text:line-break/></text:span><text:span text:style-name="T102"><text:line-break/></text:span></text:p>
      <text:p text:style-name="P103">6. Hvað gera eftirfarandi aðferðir? Komdu með dæmi um notkun (1%)</text:p>
      <text:p text:style-name="P104">a. stopPropagation()</text:p>
      <text:p text:style-name="P105">event.stopPropagation(); er akkúrat til að meðhöndla og fara út úr bubbling eða capturing phase ef þú ert með marga listenera á á sama stað eða inní sama div tagi eða í li dropdown það sem event.stopPropagation(); er í raun að segja er bara þegar ég er búinn<text:s/>þá hættiru að halda áfram, eða þá hunsaru hina<text:tab/><text:s/>t.d.<text:line-break/>li.addEventListener(„click“,function(e) {<text:line-break/>alert(„Smelltir á “ + e.target.classname)},true);<text:line-break/>&lt;li class=“1“&gt; 1 &lt;/li&gt;<text:line-break/>&lt;li class=“2“&gt; 2 &lt;/li&gt;<text:line-break/>&lt;li class=“3“&gt; 3 &lt;/li&gt;<text:line-break/>&lt;li class=“4“&gt; 4 &lt;/li&gt;<text:line-break/>hérna þyrfti stopPropagation() annars myndi þetta alerta út alla<text:line-break/><text:tab/></text:p>
      <text:p text:style-name="Normal"><text:span text:style-name="T106">b. preventDefault()</text:span><text:span text:style-name="T107"><text:line-break/></text:span><text:span text:style-name="T108">notaru ef þú vilt að eitthvað hagi sér ekki eins og „venjulega“ t.d ef þú ert með link þá er eðlilegast eða „Defaultið“ að hann fari á þá slóð sem hann vísar en ef þú ert með:<text:s/></text:span><text:span text:style-name="T109">document.get</text:span><text:span text:style-name="T110">ElementById("linkurinnminn").addEventListener("click", function(event){ <text:s/>event.preventDefault()});</text:span></text:p>
      <text:p text:style-name="P111">Þá gerir hann það einfaldlega ekki sama með t.d. submit takka eða checkbox ef þú ert með preventDefault þá gerist ekki það sem þeir eiga að gera sem opnar á<text:s/>tækifæri við að gera eitthvað annað án þess að default functionið gerist líka.</text:p>
      <text:p text:style-name="P112">7. Quiz</text:p>
      <text:p text:style-name="P113">Þegar notandi hefur smellt á einhvern svarmöguleika þá á viðkomandi svarmöguleiki að fá rauðan</text:p>
      <text:p text:style-name="Normal"><text:span text:style-name="T114">bakgrunnslit. Notaðu Event object og Event Delegation til að ná þessu fram</text:span><text:span text:style-name="T115">. (3%)</text:span><text:span text:style-name="T116"><text:line-break/></text:span><text:span text:style-name="T117">Svar: Opna index.html sem fylgir með á vefsíð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Óli Jón Valgeirsson</meta:initial-creator>
    <dc:creator>Óli Jón Valgeirsson</dc:creator>
    <meta:creation-date>2017-03-01T14:39:00Z</meta:creation-date>
    <dc:date>2017-03-03T10:51:00Z</dc:date>
    <meta:template xlink:href="Normal" xlink:type="simple"/>
    <meta:editing-cycles>7</meta:editing-cycles>
    <meta:editing-duration>PT12840S</meta:editing-duration>
    <meta:document-statistic meta:page-count="3" meta:paragraph-count="12" meta:word-count="962" meta:character-count="6437" meta:row-count="45" meta:non-whitespace-character-count="5487"/>
  </office:meta>
</office:document-meta>
</file>